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321cm"/>
    </style:style>
    <style:style style:name="co3" style:family="table-column">
      <style:table-column-properties fo:break-before="auto" style:column-width="6.04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://www.makeuseof.com/tag/true-5-factchecking-websites/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>
            <text:p><text:a xlink:href="http://scholar.google.com/">Google Scholar</text:a> </text:p>
          </table:table-cell>
        </table:table-row>
        <table:table-row table:style-name="ro1">
          <table:table-cell table:number-columns-repeated="3"/>
          <table:table-cell table:style-name="ce1" office:value-type="string">
            <text:p><text:a xlink:href="http://books.google.com/">Google Books</text:a>. 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>
            <text:p>Snopes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>
            <text:p>FactCheck.org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>
            <text:p>WhoWhatWhen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>
            <text:p>Merriam-Webster 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mediabiasfactcheck.com/2016/07/20/the-10-best-fact-checking-sites/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 table:number-columns-repeated="3"/>
          <table:table-cell table:style-name="ce2" office:value-type="string">
            <text:p>PolitiFact.com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 table:number-columns-repeated="3"/>
          <table:table-cell table:style-name="ce2" office:value-type="string">
            <text:p>OpenSecrets.Org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 table:number-columns-repeated="3"/>
          <table:table-cell table:style-name="ce2" office:value-type="string">
            <text:p>TruthOrFiction.com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2">
          <table:table-cell table:number-columns-repeated="3"/>
          <table:table-cell table:style-name="ce2" office:value-type="string">
            <text:p>HoaxSlayer.com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www.factmonster.com/science/general-science/science-websites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www.howtogeek.com/120865/the-best-websites-for-expanding-your-scientific-knowledge/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://www.ebizmba.com/articles/science-websites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most important math equations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www.shoutmeloud.com/blog-title-generator.html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://www.contentrow.com/tools/link-bait-title-generator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://www.mybloggingthing.com/writing-catchy-blog-titles/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://www.paperrewriter.com/academic-essay-title-generator/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www.portent.com/tools/title-maker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www.portent.com/tools/title-maker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://www.contentrow.com/tools/link-bait-title-generator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://www.contentrow.com/tools/link-bait-title-generator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www.portent.com/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3">
          <table:table-cell/>
          <table:table-cell office:value-type="string">
            <text:p>*** </text:p>
          </table:table-cell>
          <table:table-cell/>
          <table:table-cell office:value-type="string">
            <text:p>http://www.adazing.com/awesome-8-free-author-logo-templates/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3">
          <table:table-cell/>
          <table:table-cell office:value-type="string">
            <text:p>*****</text:p>
          </table:table-cell>
          <table:table-cell/>
          <table:table-cell office:value-type="string">
            <text:p>http://www.title-generator.com/index.php/best-online-title-generator.html?qs=newton&amp;page=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title generator</text:p>
          </table:table-cell>
        </table:table-row>
        <table:table-row table:style-name="ro1">
          <table:table-cell table:number-columns-repeated="3"/>
          <table:table-cell office:value-type="string">
            <text:p>content idea generator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www.entrepreneur.com/article/24406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://www.contentideagenerator.com/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www.hubspot.com/blog-topic-generator#/science/physics/newton</text:p>
          </table:table-cell>
        </table:table-row>
      </table:table>
      <table:table table:name="jekyll" table:style-name="ta1" table:print="false">
        <table:table-column table:style-name="co1" table:number-columns-repeated="6" table:default-cell-style-name="Default"/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https://alexbilbie.com/2016/12/codebuild-codepipeline-update-jekyll-website/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https://www.chrisanthropic.com/using-gitlab-ci-to-build-deploy-jekyll-site-amazon-s3/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3">
          <table:table-cell table:number-columns-repeated="2"/>
          <table:table-cell office:value-type="string">
            <text:p>*****</text:p>
          </table:table-cell>
          <table:table-cell/>
          <table:table-cell office:value-type="string">
            <text:p>http://jekyllbootstrap.com/lessons/jekyll-introduction.html</text:p>
          </table:table-cell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https://github.com/planetjekyll/awesome-jekyll-them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http://xdesigns.net/2016/04/jekyll-themes/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https://templateflip.com/jekyll-themes/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3">
          <table:table-cell table:number-columns-repeated="2"/>
          <table:table-cell office:value-type="string">
            <text:p>*****</text:p>
          </table:table-cell>
          <table:table-cell/>
          <table:table-cell office:value-type="string">
            <text:p>https://localpreservation.github.io/how-to-open-education-jekyll-github-pages/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https://www.taniarascia.com/make-a-static-website-with-jekyll/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http://nicolashery.com/fast-mobile-friendly-website-with-jekyll/</text:p>
          </table:table-cell>
        </table:table-row>
      </table:table>
      <table:table table:name="plot" table:style-name="ta1" table:print="false">
        <table:table-column table:style-name="co1" table:number-columns-repeated="2" table:default-cell-style-name="Default"/>
        <table:table-column table:style-name="co3" table:default-cell-style-name="Default"/>
        <table:table-row table:style-name="ro1" table:number-rows-repeated="6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ttp://www.plot-generator.org.uk/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ttps://www.theverge.com/2014/11/25/7276157/nanogenmo-robot-author-novel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ttps://thestoryshack.com/tools/writing-prompt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ttp://writers-den.pantomimepony.co.uk/writers-plot-ideas.php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2017-06-15</text:date>, <text:time>22:2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18:00:19.77</meta:creation-date>
    <meta:generator>OpenOffice/4.1.3$Win32 OpenOffice.org_project/413m1$Build-9783</meta:generator>
    <dc:date>2017-06-15T22:20:16.84</dc:date>
    <meta:editing-duration>PT16H56M50S</meta:editing-duration>
    <meta:editing-cycles>32</meta:editing-cycles>
    <meta:document-statistic meta:table-count="3" meta:cell-count="49" meta:object-count="0"/>
  </office:meta>
</office:document-meta>
</file>